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Connexion au raspberry</text:p>
      <text:p text:style-name="P2"/>
      <text:p text:style-name="Standard">1. Se connecter au réeau NETGEAR</text:p>
      <text:p text:style-name="Standard"/>
      <text:p text:style-name="Standard">2. Dans VSCode, se connecter en ssh à<text:s/><text:a xlink:href="mailto:pi@ip_du_raspberry" office:target-frame-name="_top" xlink:show="replace">pi@ip_du_raspberry</text:a>, avec la palette et l’outil remote - SSH</text:p>
      <text:p text:style-name="Standard"><draw:frame draw:z-index="251658240" draw:style-name="a0" draw:name="Image1" text:anchor-type="paragraph" svg:x="0in" svg:y="0in" svg:width="6.3437in" svg:height="0.67717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3.Mot de passe : Raspberry</text:p>
      <text:p text:style-name="Standard"/>
      <text:p text:style-name="Standard"/>
      <text:p text:style-name="Standard"/>
      <text:p text:style-name="Standard"/>
      <text:p text:style-name="Standard">Obtention des données Marvelmind sous windows </text:p>
      <text:p text:style-name="Standard">1 : Brancher le routeur Marvelmind au PC.</text:p>
      <text:p text:style-name="Standard">2 : Se mettre dans le dossier de l’executable marvelmind_c<text:s/></text:p>
      <text:p text:style-name="Standard">3 : Exécuter marvelmind_c.exe COM4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tthieu Bessoles</dc:creator>
    <meta:creation-date>2023-03-06T14:08:00Z</meta:creation-date>
    <dc:date>2023-03-06T13:57:00Z</dc:date>
    <meta:template xlink:href="Normal" xlink:type="simple"/>
    <meta:editing-cycles>4</meta:editing-cycles>
    <meta:editing-duration>PT0S</meta:editing-duration>
    <meta:user-defined meta:name="GrammarlyDocumentId">73ccd66a6871ff2a87dc753d62309f8ba343bbc9c977af54c9401589f8e5b43b</meta:user-defined>
    <meta:document-statistic meta:page-count="1" meta:paragraph-count="10" meta:word-count="71" meta:character-count="408" meta:row-count="34" meta:non-whitespace-character-count="347"/>
  </office:meta>
</office:document-meta>
</file>